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6.65pt"/>
    </style:style>
    <style:style style:name="co2" style:family="table-column">
      <style:table-column-properties fo:break-before="auto" style:column-width="134.56pt"/>
    </style:style>
    <style:style style:name="co3" style:family="table-column">
      <style:table-column-properties fo:break-before="auto" style:column-width="141.51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/>
  </office:automatic-styles>
  <office:body>
    <office:spreadsheet>
      <table:calculation-settings table:automatic-find-labels="false" table:use-regular-expressions="false" table:use-wildcards="true"/>
      <table:table table:name="italian_help_desk_0_100_50_ward_euclidean_300_distance_changepoints_separately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row table:style-name="ro1">
          <table:table-cell office:value-type="string" calcext:value-type="string">
            <text:p>Cluster number</text:p>
          </table:table-cell>
          <table:table-cell office:value-type="string" calcext:value-type="string">
            <text:p>Erratic measure without drift</text:p>
          </table:table-cell>
          <table:table-cell table:style-name="Default" office:value-type="string" calcext:value-type="string">
            <text:p>Erratic measure of the cluster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103.122049139268" calcext:value-type="float">
            <text:p>103.12204913926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9" calcext:value-type="float">
            <text:p>89</text:p>
          </table:table-cell>
          <table:table-cell office:value-type="float" office:value="106.581436678665" calcext:value-type="float">
            <text:p>106.58143667866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9" calcext:value-type="float">
            <text:p>89</text:p>
          </table:table-cell>
          <table:table-cell office:value-type="float" office:value="109.160703523344" calcext:value-type="float">
            <text:p>109.16070352334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9" calcext:value-type="float">
            <text:p>89</text:p>
          </table:table-cell>
          <table:table-cell office:value-type="float" office:value="138.343970050855" calcext:value-type="float">
            <text:p>138.34397005085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9" calcext:value-type="float">
            <text:p>89</text:p>
          </table:table-cell>
          <table:table-cell office:value-type="float" office:value="196.012817245672" calcext:value-type="float">
            <text:p>196.01281724567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9" calcext:value-type="float">
            <text:p>89</text:p>
          </table:table-cell>
          <table:table-cell office:value-type="float" office:value="162.336692506851" calcext:value-type="float">
            <text:p>162.33669250685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9" calcext:value-type="float">
            <text:p>89</text:p>
          </table:table-cell>
          <table:table-cell office:value-type="float" office:value="117.361487389999" calcext:value-type="float">
            <text:p>117.36148738999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9" calcext:value-type="float">
            <text:p>89</text:p>
          </table:table-cell>
          <table:table-cell office:value-type="float" office:value="232.400932365424" calcext:value-type="float">
            <text:p>232.40093236542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9" calcext:value-type="float">
            <text:p>89</text:p>
          </table:table-cell>
          <table:table-cell office:value-type="float" office:value="131.509156997048" calcext:value-type="float">
            <text:p>131.50915699704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9" calcext:value-type="float">
            <text:p>89</text:p>
          </table:table-cell>
          <table:table-cell office:value-type="float" office:value="780.040557092332" calcext:value-type="float">
            <text:p>780.04055709233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9" calcext:value-type="float">
            <text:p>89</text:p>
          </table:table-cell>
          <table:table-cell office:value-type="float" office:value="292.712143294837" calcext:value-type="float">
            <text:p>292.71214329483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89" calcext:value-type="float">
            <text:p>89</text:p>
          </table:table-cell>
          <table:table-cell office:value-type="float" office:value="328.881489585947" calcext:value-type="float">
            <text:p>328.88148958594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89" calcext:value-type="float">
            <text:p>89</text:p>
          </table:table-cell>
          <table:table-cell office:value-type="float" office:value="161.079398839002" calcext:value-type="float">
            <text:p>161.07939883900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9" calcext:value-type="float">
            <text:p>89</text:p>
          </table:table-cell>
          <table:table-cell office:value-type="float" office:value="289.103558476222" calcext:value-type="float">
            <text:p>289.10355847622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293.886978190884" calcext:value-type="float">
            <text:p>293.88697819088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9" calcext:value-type="float">
            <text:p>89</text:p>
          </table:table-cell>
          <table:table-cell office:value-type="float" office:value="171.011846237868" calcext:value-type="float">
            <text:p>171.01184623786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9" calcext:value-type="float">
            <text:p>89</text:p>
          </table:table-cell>
          <table:table-cell office:value-type="float" office:value="166.11102550928" calcext:value-type="float">
            <text:p>166.11102550928</text:p>
          </table:table-cell>
        </table:table-row>
        <calcext:conditional-formats>
          <calcext:conditional-format calcext:target-range-address="italian_help_desk_0_100_50_ward_euclidean_300_distance_changepoints_separately.C2:italian_help_desk_0_100_50_ward_euclidean_300_distance_changepoints_separately.C18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7-11T13:52:30.529982806</dc:date>
    <meta:editing-duration>PT2M28S</meta:editing-duration>
    <meta:editing-cycles>1</meta:editing-cycles>
    <meta:document-statistic meta:table-count="1" meta:cell-count="54" meta:object-count="0"/>
    <meta:generator>LibreOffice/6.2.4.2$Linux_X86_64 LibreOffice_project/20$Build-2</meta:generator>
  </office:meta>
</office:document-meta>
</file>